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B000000BD54A7F706FAEF27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rmal_20__28_Web_29_" style:list-style-name="WWNum1">
      <loext:graphic-properties draw:fill="solid" draw:fill-color="#ffffff"/>
      <style:paragraph-properties fo:margin-top="0cm" fo:margin-bottom="0cm" style:contextual-spacing="false" fo:background-color="#ffffff" fo:padding-left="0.176cm" fo:padding-right="0cm" fo:padding-top="0cm" fo:padding-bottom="0cm" fo:border="0.26pt solid #e3e3e3" style:shadow="none"/>
    </style:style>
    <style:style style:name="P4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0d0d0d" loext:opacity="100%" style:font-name="Segoe UI" fo:language="en" fo:country="US" style:font-name-complex="Segoe UI1"/>
    </style:style>
    <style:style style:name="P5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0d0d0d" loext:opacity="100%" style:font-name="Segoe UI" fo:language="en" fo:country="US" officeooo:paragraph-rsid="00037b04" style:font-name-complex="Segoe UI1"/>
    </style:style>
    <style:style style:name="P6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0d0d0d" loext:opacity="100%" style:font-name="Segoe UI" style:font-name-complex="Segoe UI1"/>
    </style:style>
    <style:style style:name="P7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c9211e" loext:opacity="100%" style:font-name="Segoe UI" fo:language="en" fo:country="US" officeooo:paragraph-rsid="00037b04" style:font-name-complex="Segoe UI1"/>
    </style:style>
    <style:style style:name="P8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c9211e" loext:opacity="100%" style:font-name="Segoe UI" fo:language="en" fo:country="US" style:font-name-complex="Segoe UI1"/>
    </style:style>
    <style:style style:name="P9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c9211e" loext:opacity="100%" style:font-name="Segoe UI" style:font-name-complex="Segoe UI1"/>
    </style:style>
    <style:style style:name="P10" style:family="paragraph" style:parent-style-name="Standard">
      <style:text-properties officeooo:rsid="00073a14" officeooo:paragraph-rsid="00037b04"/>
    </style:style>
    <style:style style:name="P11" style:family="paragraph" style:parent-style-name="Standard">
      <style:text-properties fo:font-weight="bold" officeooo:rsid="00073a14" officeooo:paragraph-rsid="00037b04" style:font-weight-asian="bold" style:font-weight-complex="bold"/>
    </style:style>
    <style:style style:name="P12" style:family="paragraph" style:parent-style-name="Standard">
      <style:text-properties fo:font-weight="bold" officeooo:rsid="000fa5ae" officeooo:paragraph-rsid="00037b04" style:font-weight-asian="bold" style:font-weight-complex="bold"/>
    </style:style>
    <style:style style:name="P13" style:family="paragraph" style:parent-style-name="Standard">
      <style:text-properties officeooo:paragraph-rsid="00037b04"/>
    </style:style>
    <style:style style:name="T1" style:family="text">
      <style:text-properties fo:color="#0d0d0d" loext:opacity="100%" style:font-name="Segoe UI" style:font-name-complex="Segoe UI1"/>
    </style:style>
    <style:style style:name="T2" style:family="text">
      <style:text-properties fo:color="#0d0d0d" loext:opacity="100%" style:font-name="Segoe UI" style:font-name-complex="Segoe UI1" loext:padding="0cm" loext:border="0.26pt solid #e3e3e3" loext:shadow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0fa5ae" style:font-weight-asian="normal" style:font-weight-complex="normal"/>
    </style:style>
    <style:style style:name="T5" style:family="text">
      <style:text-properties fo:color="#c9211e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3461975928" text:style-name="WWNum1">
        <text:list-item>
          <text:p text:style-name="P3"><text:span text:style-name="Strong"><text:span text:style-name="T2">Qual tecnologia foi uma das primeiras usadas para desenvolvimento do lado do servidor na web, permitindo a execução de programas externos para gerar conteúdo dinâmico?</text:span></text:span><text:span text:style-name="T1"> </text:span></text:p>
          <text:p text:style-name="P3"><text:span text:style-name="T1"/></text:p>
        </text:list-item>
      </text:list>
      <text:p text:style-name="P4">a) Node.js </text:p>
      <text:p text:style-name="P7">b) PHP</text:p>
      <text:p text:style-name="P5">c) CGI (Common Gateway Interface) </text:p>
      <text:p text:style-name="P4">d) Ruby on Rails</text:p>
      <text:p text:style-name="P4"/>
      <text:list xml:id="list135729921028385" text:continue-numbering="true" text:style-name="WWNum1">
        <text:list-item>
          <text:p text:style-name="P3"><text:span text:style-name="Strong"><text:span text:style-name="T2">Qual foi o primeiro framework a introduzir a ideia de convenção sobre configuração, permitindo um desenvolvimento web mais rápido e produtivo?</text:span></text:span><text:span text:style-name="T1"> </text:span></text:p>
          <text:p text:style-name="P3"><text:span text:style-name="T1"/></text:p>
        </text:list-item>
      </text:list>
      <text:p text:style-name="P4"><text:span text:style-name="T5">a) Ruby on Rails</text:span> </text:p>
      <text:p text:style-name="P6">b) ASP.NET </text:p>
      <text:p text:style-name="P6">c) Django </text:p>
      <text:p text:style-name="P6">d) Express.js</text:p>
      <text:p text:style-name="P6"/>
      <text:list xml:id="list135729761058543" text:continue-numbering="true" text:style-name="WWNum1">
        <text:list-item>
          <text:p text:style-name="P3"><text:span text:style-name="Strong"><text:span text:style-name="T2">Qual linguagem de programação foi amplamente utilizada com o framework Ruby on Rails para desenvolvimento de aplicações web?</text:span></text:span><text:span text:style-name="T1"> </text:span></text:p>
          <text:p text:style-name="P3"><text:span text:style-name="T1"/></text:p>
        </text:list-item>
      </text:list>
      <text:p text:style-name="P8">a) Ruby </text:p>
      <text:p text:style-name="P4">b) Python </text:p>
      <text:p text:style-name="P4">c) Java </text:p>
      <text:p text:style-name="P4">d) PHP</text:p>
      <text:p text:style-name="P4"/>
      <text:list xml:id="list135731752861404" text:continue-numbering="true" text:style-name="WWNum1">
        <text:list-item>
          <text:p text:style-name="P3"><text:span text:style-name="Strong"><text:span text:style-name="T2">Qual plataforma foi introduzida pela Microsoft como uma evolução do ASP, oferecendo uma estrutura mais robusta para desenvolvimento web no lado do servidor?</text:span></text:span><text:span text:style-name="T1"> </text:span></text:p>
          <text:p text:style-name="P3"><text:span text:style-name="T1"/></text:p>
        </text:list-item>
      </text:list>
      <text:p text:style-name="P6">a) Node.js </text:p>
      <text:p text:style-name="P4">b) PHP </text:p>
      <text:p text:style-name="P8">c) ASP.NET </text:p>
      <text:p text:style-name="P4"><text:soft-page-break/>d) Django</text:p>
      <text:p text:style-name="P4"/>
      <text:list xml:id="list135729891535753" text:continue-numbering="true" text:style-name="WWNum1">
        <text:list-item>
          <text:p text:style-name="P3"><text:span text:style-name="Strong"><text:span text:style-name="T2">Qual tecnologia permitiu o uso do JavaScript tanto no lado do cliente quanto no lado do servidor, unificando o desenvolvimento web com uma única linguagem?</text:span></text:span><text:span text:style-name="T1"> </text:span></text:p>
          <text:p text:style-name="P3"><text:span text:style-name="T1"/></text:p>
        </text:list-item>
      </text:list>
      <text:p text:style-name="P6">a) PHP </text:p>
      <text:p text:style-name="P6">b) ASP.NET </text:p>
      <text:p text:style-name="P6">c) Java Servlets </text:p>
      <text:p text:style-name="P9">d) Node.js</text:p>
      <text:p text:style-name="P6"/>
      <text:list xml:id="list135730128382789" text:continue-numbering="true" text:style-name="WWNum1">
        <text:list-item>
          <text:p text:style-name="P3"><text:span text:style-name="Strong"><text:span text:style-name="T2">Qual foi o framework lançado pela Microsoft para construção de aplicações web, APIs e serviços utilizando .NET?</text:span></text:span><text:span text:style-name="T1"> </text:span></text:p>
          <text:p text:style-name="P3"><text:span text:style-name="T1"/></text:p>
        </text:list-item>
      </text:list>
      <text:p text:style-name="P4">a) Ruby on Rails </text:p>
      <text:p text:style-name="P4">b) Django </text:p>
      <text:p text:style-name="P8">c) ASP.NET Core </text:p>
      <text:p text:style-name="P4">d) Spring Boot</text:p>
      <text:p text:style-name="P4"/>
      <text:list xml:id="list135730319300571" text:continue-numbering="true" text:style-name="WWNum1">
        <text:list-item>
          <text:p text:style-name="P3"><text:span text:style-name="Strong"><text:span text:style-name="T2">Qual plataforma de tempo de execução JavaScript do lado do servidor permitiu desenvolver aplicações web escaláveis e de alto desempenho?</text:span></text:span><text:span text:style-name="T1"> </text:span></text:p>
          <text:p text:style-name="P3"><text:span text:style-name="T1"/></text:p>
        </text:list-item>
      </text:list>
      <text:p text:style-name="P4">a) Ruby on Rails </text:p>
      <text:p text:style-name="P4">b) PHP </text:p>
      <text:p text:style-name="P9">c) Node.js </text:p>
      <text:p text:style-name="P6">d) Express.js</text:p>
      <text:p text:style-name="P6"/>
      <text:list xml:id="list135730924871673" text:continue-numbering="true" text:style-name="WWNum1">
        <text:list-item>
          <text:p text:style-name="P3"><text:span text:style-name="Strong"><text:span text:style-name="T2">Qual foi a primeira linguagem de script do lado do servidor utilizada para criar páginas web dinâmicas e interativas, especialmente no ambiente Windows?</text:span></text:span><text:span text:style-name="T1"> </text:span></text:p>
          <text:p text:style-name="P3"><text:span text:style-name="T1"/></text:p>
        </text:list-item>
      </text:list>
      <text:p text:style-name="P4">a) JavaScript </text:p>
      <text:p text:style-name="P4">b) Ruby </text:p>
      <text:p text:style-name="P4">c) Python </text:p>
      <text:p text:style-name="P8"><text:soft-page-break/>d) ASP (Active Server Pages)</text:p>
      <text:p text:style-name="P4"/>
      <text:list xml:id="list135731158447704" text:continue-numbering="true" text:style-name="WWNum1">
        <text:list-item>
          <text:p text:style-name="P3"><text:span text:style-name="Strong"><text:span text:style-name="T2">Qual tecnologia é conhecida por sua abordagem minimalista e flexível para criação de APIs RESTful e aplicações web no lado do servidor?</text:span></text:span><text:span text:style-name="T1"> </text:span></text:p>
          <text:p text:style-name="P3"><text:span text:style-name="T1"/></text:p>
        </text:list-item>
      </text:list>
      <text:p text:style-name="P4">a) PHP </text:p>
      <text:p text:style-name="P4">b) Java Servlets </text:p>
      <text:p text:style-name="P4">c) Ruby on Rails </text:p>
      <text:p text:style-name="P8">d) Express.js</text:p>
      <text:p text:style-name="P4"/>
      <text:list xml:id="list135731809352137" text:continue-numbering="true" text:style-name="WWNum1">
        <text:list-item>
          <text:p text:style-name="P3"><text:span text:style-name="Strong"><text:span text:style-name="T2">Qual linguagem de programação é amplamente utilizada com o framework Django para desenvolvimento de aplicações web robustas e escaláveis?</text:span></text:span><text:span text:style-name="T1"> </text:span></text:p>
          <text:p text:style-name="P3"><text:span text:style-name="T1"/></text:p>
        </text:list-item>
      </text:list>
      <text:p text:style-name="P4">a) Ruby </text:p>
      <text:p text:style-name="P4"><text:span text:style-name="T5">b) Python</text:span> </text:p>
      <text:p text:style-name="P4">c) Java </text:p>
      <text:p text:style-name="P4">d) JavaScrip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037b04"/>
    </style:style>
    <style:style style:name="MP2" style:family="paragraph" style:parent-style-name="Standard">
      <style:text-properties fo:font-weight="bold" officeooo:rsid="00073a14" officeooo:paragraph-rsid="00037b04" style:font-weight-asian="bold" style:font-weight-complex="bold"/>
    </style:style>
    <style:style style:name="MP3" style:family="paragraph" style:parent-style-name="Standard">
      <style:text-properties fo:font-weight="bold" officeooo:rsid="000fa5ae" officeooo:paragraph-rsid="00037b04" style:font-weight-asian="bold" style:font-weight-complex="bold"/>
    </style:style>
    <style:style style:name="MP4" style:family="paragraph" style:parent-style-name="Standard">
      <style:text-properties officeooo:rsid="00073a14" officeooo:paragraph-rsid="00037b04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0fa5ae" style:font-weight-asian="normal" style:font-weight-complex="normal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" text:anchor-type="char" svg:width="3.572cm" svg:height="2.529cm" draw:z-index="2"><draw:image xlink:href="Pictures/100000000000010B000000BD54A7F706FAEF2725.png" xlink:type="simple" xlink:show="embed" xlink:actuate="onLoad" draw:mime-type="image/png"/></draw:frame></text:p>
        <text:p text:style-name="MP1"/>
        <text:p text:style-name="MP2"/>
        <text:p text:style-name="MP2"/>
        <text:p text:style-name="MP2"/>
        <text:p text:style-name="MP2"/>
        <text:p text:style-name="MP2">IFCE</text:p>
        <text:p text:style-name="MP2">TECNOLOGIA EM TELEMÁTICA</text:p>
        <text:p text:style-name="MP3">PROJETOS DE SISTEMAS WEB</text:p>
        <text:p text:style-name="MP4"><text:span text:style-name="MT1">PROFESSOR: </text:span><text:span text:style-name="MT2">ANTÔNIO DE BARROS SERRA</text:span></text:p>
        <text:p text:style-name="MP4"><text:span text:style-name="MT1">ALUNO</text:span>: JOSÉ DE ALENCAR DE SOUSA JÚNIOR</text:p>
        <text:p text:style-name="MP4"><text:span text:style-name="MT1">MATRÍCULA</text:span>: 20221013020093</text:p>
        <text:p text:style-name="MP5"/>
        <text:p text:style-name="MP5">SISTEMAS WEB</text:p>
        <text:p text:style-name="MP5">TENOLOGIAS <text:s/>WEB - LADOS CLIENTE E SERVIDO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f. Serra</meta:initial-creator>
    <meta:editing-cycles>3</meta:editing-cycles>
    <meta:creation-date>2024-02-17T11:18:00</meta:creation-date>
    <dc:date>2024-02-27T13:57:29.593307139</dc:date>
    <meta:editing-duration>PT14M46S</meta:editing-duration>
    <meta:generator>LibreOffice/7.3.7.2$Linux_X86_64 LibreOffice_project/30$Build-2</meta:generator>
    <meta:document-statistic meta:table-count="0" meta:image-count="1" meta:object-count="0" meta:page-count="3" meta:paragraph-count="58" meta:word-count="354" meta:character-count="2140" meta:non-whitespace-character-count="1814"/>
    <meta:user-defined meta:name="AppVersion">16.0000</meta:user-defined>
    <meta:template xlink:type="simple" xlink:actuate="onRequest" xlink:title="Normal.dotm" xlink:href=""/>
  </office:meta>
</office:document-meta>
</file>